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in" fo:margin-right="0in" fo:text-align="justify" style:justify-single-word="false" fo:text-indent="0in" style:auto-text-indent="false" style:writing-mode="lr-tb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187c72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1e94b4" officeooo:paragraph-rsid="001e94b4"/>
    </style:style>
    <style:style style:name="P7" style:family="paragraph" style:parent-style-name="Text_20_body" style:list-style-name="L1">
      <style:paragraph-properties fo:text-align="justify" style:justify-single-word="false" style:writing-mode="lr-tb"/>
      <style:text-properties officeooo:rsid="001e94b4" officeooo:paragraph-rsid="001e94b4"/>
    </style:style>
    <style:style style:name="P8" style:family="paragraph" style:parent-style-name="Text_20_body" style:list-style-name="L2">
      <style:paragraph-properties fo:text-align="justify" style:justify-single-word="false" style:writing-mode="lr-tb"/>
      <style:text-properties fo:font-weight="bold" officeooo:paragraph-rsid="00187c72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 style:writing-mode="lr-tb"/>
      <style:text-properties officeooo:paragraph-rsid="00187c72"/>
    </style:style>
    <style:style style:name="P10" style:family="paragraph" style:parent-style-name="Text_20_body" style:list-style-name="L2">
      <style:paragraph-properties fo:text-align="justify" style:justify-single-word="false" style:writing-mode="lr-tb"/>
      <style:text-properties officeooo:paragraph-rsid="00187c72"/>
    </style:style>
    <style:style style:name="P11" style:family="paragraph" style:parent-style-name="Standard" style:list-style-name="L2">
      <style:paragraph-properties fo:text-align="justify" style:justify-single-word="false" style:writing-mode="lr-tb"/>
      <style:text-properties fo:font-weight="bold" officeooo:paragraph-rsid="00187c72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 style:writing-mode="lr-tb"/>
      <style:text-properties fo:font-weight="normal" officeooo:paragraph-rsid="00187c72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 style:writing-mode="lr-tb"/>
      <style:text-properties fo:font-weight="bold" officeooo:paragraph-rsid="00187c72" style:font-weight-asian="bold" style:font-weight-complex="bold"/>
    </style:style>
    <style:style style:name="P14" style:family="paragraph" style:parent-style-name="Text_20_body" style:list-style-name="L3">
      <style:paragraph-properties fo:text-align="justify" style:justify-single-word="false" style:writing-mode="lr-tb"/>
      <style:text-properties fo:font-weight="normal" officeooo:paragraph-rsid="00187c72" style:font-weight-asian="normal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1e94b4" officeooo:paragraph-rsid="0022fc53"/>
    </style:style>
    <style:style style:name="P16" style:family="paragraph" style:parent-style-name="Text_20_body" style:list-style-name="L4">
      <style:paragraph-properties fo:text-align="justify" style:justify-single-word="false" style:writing-mode="lr-tb"/>
      <style:text-properties fo:font-style="normal" fo:font-weight="normal" officeooo:rsid="001e94b4" officeooo:paragraph-rsid="0022fc53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paragraph-properties fo:text-align="justify" style:justify-single-word="false" style:writing-mode="lr-tb"/>
      <style:text-properties fo:font-style="normal" fo:font-weight="normal" officeooo:rsid="001e94b4" officeooo:paragraph-rsid="0022fc53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paragraph-properties fo:text-align="justify" style:justify-single-word="false" style:writing-mode="lr-tb"/>
      <style:text-properties fo:font-style="normal" fo:font-weight="normal" officeooo:rsid="001e94b4" officeooo:paragraph-rsid="0022fc53" style:font-style-asian="normal" style:font-weight-asian="normal" style:font-style-complex="normal" style:font-weight-complex="normal"/>
    </style:style>
    <style:style style:name="P19" style:family="paragraph" style:parent-style-name="Text_20_body" style:list-style-name="L4">
      <style:paragraph-properties fo:text-align="justify" style:justify-single-word="false" style:writing-mode="lr-tb"/>
      <style:text-properties fo:font-style="normal" fo:font-weight="bold" officeooo:rsid="001e94b4" officeooo:paragraph-rsid="0022fc53" style:font-style-asian="normal" style:font-weight-asian="bold" style:font-style-complex="normal" style:font-weight-complex="bold"/>
    </style:style>
    <style:style style:name="P20" style:family="paragraph" style:parent-style-name="Text_20_body" style:list-style-name="L6">
      <style:paragraph-properties fo:text-align="justify" style:justify-single-word="false" style:writing-mode="lr-tb"/>
      <style:text-properties fo:font-style="normal" fo:font-weight="normal" officeooo:rsid="001e94b4" officeooo:paragraph-rsid="0022fc53" style:font-style-asian="normal" style:font-weight-asian="normal" style:font-style-complex="normal" style:font-weight-complex="normal"/>
    </style:style>
    <style:style style:name="P21" style:family="paragraph" style:parent-style-name="Text_20_body" style:list-style-name="L4">
      <style:paragraph-properties fo:text-align="justify" style:justify-single-word="false" style:writing-mode="lr-tb"/>
      <style:text-properties fo:font-style="normal" fo:font-weight="bold" officeooo:rsid="00240492" officeooo:paragraph-rsid="00240492" style:font-style-asian="normal" style:font-weight-asian="bold" style:font-style-complex="normal" style:font-weight-complex="bold"/>
    </style:style>
    <style:style style:name="P22" style:family="paragraph" style:parent-style-name="Text_20_body" style:list-style-name="L7">
      <style:paragraph-properties fo:text-align="justify" style:justify-single-word="false" style:writing-mode="lr-tb"/>
      <style:text-properties fo:font-style="normal" fo:font-weight="normal" officeooo:rsid="00240492" officeooo:paragraph-rsid="00240492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1e94b4" officeooo:paragraph-rsid="0028817f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font-style="italic" fo:font-weight="bold" officeooo:rsid="001e94b4" officeooo:paragraph-rsid="0028817f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left="0.4925in" fo:margin-right="0in" fo:text-align="justify" style:justify-single-word="false" fo:text-indent="0in" style:auto-text-indent="false" style:writing-mode="lr-tb"/>
      <style:text-properties fo:font-style="normal" fo:font-weight="bold" officeooo:rsid="001e94b4" officeooo:paragraph-rsid="0028817f" style:font-style-asian="normal" style:font-weight-asian="bold" style:font-style-complex="normal" style:font-weight-complex="bold"/>
    </style:style>
    <style:style style:name="P26" style:family="paragraph" style:parent-style-name="Text_20_body" style:list-style-name="L8">
      <style:paragraph-properties fo:text-align="justify" style:justify-single-word="false" style:writing-mode="lr-tb"/>
      <style:text-properties fo:font-style="normal" fo:font-weight="normal" officeooo:rsid="001e94b4" officeooo:paragraph-rsid="0028817f" style:font-style-asian="normal" style:font-weight-asian="normal" style:font-style-complex="normal" style:font-weight-complex="normal"/>
    </style:style>
    <style:style style:name="P27" style:family="paragraph" style:parent-style-name="Text_20_body" style:list-style-name="L9">
      <style:paragraph-properties fo:text-align="justify" style:justify-single-word="false" style:writing-mode="lr-tb"/>
      <style:text-properties fo:font-style="normal" fo:font-weight="bold" officeooo:rsid="001e94b4" officeooo:paragraph-rsid="0028817f" style:font-style-asian="normal" style:font-weight-asian="bold" style:font-style-complex="normal" style:font-weight-complex="bold"/>
    </style:style>
    <style:style style:name="P28" style:family="paragraph" style:parent-style-name="Standard" style:list-style-name="L9">
      <style:paragraph-properties fo:text-align="justify" style:justify-single-word="false" style:writing-mode="lr-tb"/>
      <style:text-properties fo:font-style="normal" fo:font-weight="normal" officeooo:rsid="001e94b4" officeooo:paragraph-rsid="0028817f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 style:writing-mode="lr-tb"/>
      <style:text-properties fo:font-style="normal" fo:font-weight="normal" officeooo:rsid="001e94b4" officeooo:paragraph-rsid="0028817f" style:font-style-asian="normal" style:font-weight-asian="normal" style:font-style-complex="normal" style:font-weight-complex="normal"/>
    </style:style>
    <style:style style:name="P30" style:family="paragraph" style:parent-style-name="Text_20_body" style:list-style-name="L8">
      <style:paragraph-properties fo:text-align="justify" style:justify-single-word="false" style:writing-mode="lr-tb"/>
      <style:text-properties fo:font-style="normal" fo:font-weight="normal" officeooo:rsid="0028817f" officeooo:paragraph-rsid="0028817f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0">
      <style:paragraph-properties fo:text-align="justify" style:justify-single-word="false" style:writing-mode="lr-tb"/>
      <style:text-properties fo:font-style="normal" fo:font-weight="normal" officeooo:rsid="0028817f" officeooo:paragraph-rsid="0028817f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1">
      <style:paragraph-properties fo:text-align="justify" style:justify-single-word="false" style:writing-mode="lr-tb"/>
      <style:text-properties fo:font-style="normal" fo:font-weight="normal" officeooo:rsid="0028817f" officeooo:paragraph-rsid="0028fe23" style:font-style-asian="normal" style:font-weight-asian="normal" style:font-style-complex="normal" style:font-weight-complex="normal"/>
    </style:style>
    <style:style style:name="P33" style:family="paragraph" style:parent-style-name="Standard" style:list-style-name="L11">
      <style:paragraph-properties fo:text-align="justify" style:justify-single-word="false" style:writing-mode="lr-tb"/>
      <style:text-properties fo:font-style="normal" fo:font-weight="normal" officeooo:rsid="0028817f" officeooo:paragraph-rsid="0028fe2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writing-mode="lr-tb"/>
      <style:text-properties fo:font-style="normal" fo:font-weight="normal" officeooo:rsid="0028817f" officeooo:paragraph-rsid="0028fe2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.4925in" fo:text-align="justify" style:justify-single-word="false" fo:text-indent="0in" style:auto-text-indent="false" style:writing-mode="lr-tb"/>
      <style:text-properties fo:font-style="normal" fo:font-weight="normal" officeooo:rsid="0028817f" officeooo:paragraph-rsid="0029c674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2">
      <style:paragraph-properties fo:text-align="justify" style:justify-single-word="false" style:writing-mode="lr-tb"/>
      <style:text-properties fo:font-style="normal" fo:font-weight="normal" officeooo:rsid="0028817f" officeooo:paragraph-rsid="0028817f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 style:writing-mode="lr-tb"/>
      <style:text-properties fo:font-style="normal" fo:font-weight="normal" officeooo:rsid="0028817f" officeooo:paragraph-rsid="0028817f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2dc26b"/>
    </style:style>
    <style:style style:name="P39" style:family="paragraph" style:parent-style-name="Text_20_body" style:list-style-name="L13">
      <style:paragraph-properties fo:text-align="justify" style:justify-single-word="false" style:writing-mode="lr-tb"/>
      <style:text-properties officeooo:paragraph-rsid="002dc26b"/>
    </style:style>
    <style:style style:name="P40" style:family="paragraph" style:parent-style-name="Text_20_body" style:list-style-name="L14">
      <style:paragraph-properties fo:text-align="justify" style:justify-single-word="false" style:writing-mode="lr-tb"/>
      <style:text-properties fo:font-weight="bold" officeooo:paragraph-rsid="002dc26b" style:font-weight-asian="bold" style:font-weight-complex="bold"/>
    </style:style>
    <style:style style:name="P41" style:family="paragraph" style:parent-style-name="Text_20_body">
      <style:paragraph-properties fo:text-align="justify" style:justify-single-word="false" style:writing-mode="lr-tb"/>
      <style:text-properties fo:font-weight="normal" officeooo:paragraph-rsid="002dc26b" style:font-weight-asian="normal" style:font-weight-complex="normal"/>
    </style:style>
    <style:style style:name="P42" style:family="paragraph" style:parent-style-name="Text_20_body" style:list-style-name="L15">
      <style:paragraph-properties fo:text-align="justify" style:justify-single-word="false" style:writing-mode="lr-tb"/>
      <style:text-properties fo:font-weight="normal" officeooo:rsid="002f5bcd" officeooo:paragraph-rsid="002f5bcd" style:font-weight-asian="normal" style:font-weight-complex="normal"/>
    </style:style>
    <style:style style:name="P43" style:family="paragraph" style:parent-style-name="Text_20_body" style:list-style-name="L16">
      <style:paragraph-properties fo:text-align="justify" style:justify-single-word="false" style:writing-mode="lr-tb"/>
      <style:text-properties fo:font-weight="bold" officeooo:rsid="002f5bcd" officeooo:paragraph-rsid="002f5bcd" style:font-weight-asian="bold" style:font-weight-complex="bold"/>
    </style:style>
    <style:style style:name="P44" style:family="paragraph" style:parent-style-name="Text_20_body" style:list-style-name="L17">
      <style:paragraph-properties fo:text-align="justify" style:justify-single-word="false" style:writing-mode="lr-tb"/>
      <style:text-properties fo:font-weight="normal" officeooo:rsid="002f5bcd" officeooo:paragraph-rsid="002f5bcd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 style:writing-mode="lr-tb"/>
      <style:text-properties fo:font-weight="normal" officeooo:rsid="002f5bcd" officeooo:paragraph-rsid="002f5bcd" style:font-weight-asian="normal" style:font-weight-complex="normal"/>
    </style:style>
    <style:style style:name="P46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31f424"/>
    </style:style>
    <style:style style:name="P47" style:family="paragraph" style:parent-style-name="Text_20_body" style:list-style-name="L18">
      <style:paragraph-properties fo:text-align="justify" style:justify-single-word="false" style:writing-mode="lr-tb"/>
      <style:text-properties officeooo:paragraph-rsid="0031f424"/>
    </style:style>
    <style:style style:name="P48" style:family="paragraph" style:parent-style-name="Text_20_body" style:list-style-name="L19">
      <style:paragraph-properties fo:text-align="justify" style:justify-single-word="false" style:writing-mode="lr-tb"/>
      <style:text-properties officeooo:paragraph-rsid="0031f424"/>
    </style:style>
    <style:style style:name="P49" style:family="paragraph" style:parent-style-name="Text_20_body" style:list-style-name="L18">
      <style:paragraph-properties fo:text-align="justify" style:justify-single-word="false" style:writing-mode="lr-tb"/>
      <style:text-properties officeooo:rsid="00354d05" officeooo:paragraph-rsid="00354d05"/>
    </style:style>
    <style:style style:name="P50" style:family="paragraph" style:parent-style-name="Text_20_body" style:list-style-name="L20">
      <style:paragraph-properties fo:text-align="justify" style:justify-single-word="false" style:writing-mode="lr-tb"/>
      <style:text-properties officeooo:rsid="00354d05" officeooo:paragraph-rsid="00354d05"/>
    </style:style>
    <style:style style:name="P51" style:family="paragraph" style:parent-style-name="Text_20_body" style:list-style-name="L21">
      <style:paragraph-properties fo:text-align="justify" style:justify-single-word="false" style:writing-mode="lr-tb"/>
      <style:text-properties officeooo:rsid="00354d05" officeooo:paragraph-rsid="00354d05"/>
    </style:style>
    <style:style style:name="P52" style:family="paragraph" style:parent-style-name="Text_20_body" style:list-style-name="L22">
      <style:paragraph-properties fo:text-align="justify" style:justify-single-word="false" style:writing-mode="lr-tb"/>
      <style:text-properties officeooo:rsid="00354d05" officeooo:paragraph-rsid="00354d05"/>
    </style:style>
    <style:style style:name="P53" style:family="paragraph" style:parent-style-name="Text_20_body" style:list-style-name="L22">
      <style:paragraph-properties fo:text-align="justify" style:justify-single-word="false" style:writing-mode="lr-tb"/>
      <style:text-properties officeooo:rsid="00354d05" officeooo:paragraph-rsid="00384f4c"/>
    </style:style>
    <style:style style:name="P54" style:family="paragraph" style:parent-style-name="Text_20_body" style:list-style-name="L23">
      <style:paragraph-properties fo:text-align="justify" style:justify-single-word="false" style:writing-mode="lr-tb"/>
      <style:text-properties officeooo:rsid="00354d05" officeooo:paragraph-rsid="00354d05"/>
    </style:style>
    <style:style style:name="P55" style:family="paragraph" style:parent-style-name="Text_20_body" style:list-style-name="L18">
      <style:paragraph-properties fo:text-align="justify" style:justify-single-word="false" style:writing-mode="lr-tb"/>
      <style:text-properties fo:font-weight="bold" officeooo:rsid="00354d05" officeooo:paragraph-rsid="00354d05" style:font-weight-asian="bold" style:font-weight-complex="bold"/>
    </style:style>
    <style:style style:name="P56" style:family="paragraph" style:parent-style-name="Text_20_body" style:list-style-name="L24">
      <style:paragraph-properties fo:text-align="justify" style:justify-single-word="false" style:writing-mode="lr-tb"/>
      <style:text-properties fo:font-weight="normal" officeooo:rsid="00354d05" officeooo:paragraph-rsid="00354d05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 style:writing-mode="lr-tb"/>
      <style:text-properties fo:font-weight="normal" officeooo:rsid="00354d05" officeooo:paragraph-rsid="00354d05" style:font-weight-asian="normal" style:font-weight-complex="normal"/>
    </style:style>
    <style:style style:name="P58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513bfb"/>
    </style:style>
    <style:style style:name="P59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4fe6c4"/>
    </style:style>
    <style:style style:name="P6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font-style="italic" fo:font-weight="bold" officeooo:paragraph-rsid="0043d87b" style:font-style-asian="italic" style:font-weight-asian="bold" style:font-style-complex="italic" style:font-weight-complex="bold"/>
    </style:style>
    <style:style style:name="P61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font-style="normal" fo:font-weight="normal" officeooo:paragraph-rsid="0043d87b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font-style="normal" fo:font-weight="bold" officeooo:paragraph-rsid="0043d87b" style:font-style-asian="normal" style:font-weight-asian="bold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Standard">
      <style:paragraph-properties fo:text-align="justify" style:justify-single-word="false"/>
      <style:text-properties fo:font-weight="bold" officeooo:paragraph-rsid="004b2109"/>
    </style:style>
    <style:style style:name="P66" style:family="paragraph" style:parent-style-name="Standard">
      <style:paragraph-properties fo:text-align="justify" style:justify-single-word="false"/>
      <style:text-properties officeooo:paragraph-rsid="004b2109"/>
    </style:style>
    <style:style style:name="P67" style:family="paragraph" style:parent-style-name="Text_20_body" style:list-style-name="L25">
      <style:paragraph-properties fo:text-align="justify" style:justify-single-word="false" style:writing-mode="lr-tb"/>
      <style:text-properties fo:font-style="normal" fo:font-weight="bold" officeooo:paragraph-rsid="0043d87b" style:font-style-asian="normal" style:font-weight-asian="bold" style:font-style-complex="normal" style:font-weight-complex="bold"/>
    </style:style>
    <style:style style:name="P68" style:family="paragraph" style:parent-style-name="Text_20_body" style:list-style-name="L25">
      <style:paragraph-properties fo:margin-left="0.4925in" fo:text-align="justify" style:justify-single-word="false" fo:text-indent="0in" style:auto-text-indent="false" style:writing-mode="lr-tb"/>
      <style:text-properties fo:font-style="normal" fo:font-weight="normal" officeooo:paragraph-rsid="004d67ff" style:font-style-asian="normal" style:font-weight-asian="normal" style:font-style-complex="normal" style:font-weight-complex="normal"/>
    </style:style>
    <style:style style:name="P69" style:family="paragraph" style:parent-style-name="Standard" style:list-style-name="L26">
      <style:paragraph-properties fo:text-align="justify" style:justify-single-word="false" style:writing-mode="lr-tb"/>
      <style:text-properties fo:font-style="normal" fo:font-weight="normal" officeooo:paragraph-rsid="004d67ff" style:font-style-asian="normal" style:font-weight-asian="normal" style:font-style-complex="normal" style:font-weight-complex="normal"/>
    </style:style>
    <style:style style:name="P70" style:family="paragraph" style:parent-style-name="Text_20_body" style:list-style-name="L26">
      <style:paragraph-properties fo:text-align="justify" style:justify-single-word="false" style:writing-mode="lr-tb"/>
      <style:text-properties fo:font-style="normal" fo:font-weight="normal" officeooo:paragraph-rsid="004d67ff" style:font-style-asian="normal" style:font-weight-asian="normal" style:font-style-complex="normal" style:font-weight-complex="normal"/>
    </style:style>
    <style:style style:name="P71" style:family="paragraph" style:parent-style-name="Text_20_body" style:list-style-name="L25">
      <style:paragraph-properties fo:text-align="justify" style:justify-single-word="false" style:writing-mode="lr-tb"/>
      <style:text-properties fo:font-style="normal" fo:font-weight="normal" officeooo:paragraph-rsid="0043d87b" style:font-style-asian="normal" style:font-weight-asian="normal" style:font-style-complex="normal" style:font-weight-complex="normal"/>
    </style:style>
    <style:style style:name="P72" style:family="paragraph" style:parent-style-name="Standard" style:list-style-name="L27">
      <style:paragraph-properties fo:text-align="justify" style:justify-single-word="false" style:writing-mode="lr-tb"/>
      <style:text-properties fo:font-style="normal" fo:font-weight="normal" officeooo:paragraph-rsid="0043d87b" style:font-style-asian="normal" style:font-weight-asian="normal" style:font-style-complex="normal" style:font-weight-complex="normal"/>
    </style:style>
    <style:style style:name="P73" style:family="paragraph" style:parent-style-name="Text_20_body" style:list-style-name="L27">
      <style:paragraph-properties fo:text-align="justify" style:justify-single-word="false" style:writing-mode="lr-tb"/>
      <style:text-properties fo:font-style="normal" fo:font-weight="normal" officeooo:paragraph-rsid="0043d87b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 style:writing-mode="lr-tb"/>
      <style:text-properties fo:font-style="normal" fo:font-weight="normal" officeooo:paragraph-rsid="0043d87b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52dd01"/>
    </style:style>
    <style:style style:name="P76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4ec72f"/>
    </style:style>
    <style:style style:name="P77" style:family="paragraph" style:parent-style-name="Text_20_body" style:list-style-name="L28">
      <style:paragraph-properties fo:text-align="justify" style:justify-single-word="false" style:writing-mode="lr-tb"/>
      <style:text-properties fo:font-weight="bold" officeooo:paragraph-rsid="004ec72f" style:font-weight-asian="bold" style:font-weight-complex="bold"/>
    </style:style>
    <style:style style:name="P78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634923"/>
    </style:style>
    <style:style style:name="P79" style:family="paragraph" style:parent-style-name="Text_20_body">
      <style:paragraph-properties fo:text-align="justify" style:justify-single-word="false" style:writing-mode="lr-tb"/>
      <style:text-properties fo:font-weight="normal" officeooo:paragraph-rsid="004ec72f" style:font-weight-asian="normal" style:font-weight-complex="normal"/>
    </style:style>
    <style:style style:name="P80" style:family="paragraph" style:parent-style-name="Text_20_body" style:list-style-name="L29">
      <style:paragraph-properties fo:text-align="justify" style:justify-single-word="false" style:writing-mode="lr-tb"/>
      <style:text-properties fo:font-weight="normal" officeooo:paragraph-rsid="004ec72f" style:font-weight-asian="normal" style:font-weight-complex="normal"/>
    </style:style>
    <style:style style:name="P81" style:family="paragraph" style:parent-style-name="Text_20_body" style:list-style-name="L28">
      <style:paragraph-properties fo:text-align="justify" style:justify-single-word="false" style:writing-mode="lr-tb"/>
      <style:text-properties fo:font-weight="bold" officeooo:rsid="0054c205" officeooo:paragraph-rsid="0054c205" style:font-weight-asian="bold" style:font-weight-complex="bold"/>
    </style:style>
    <style:style style:name="P82" style:family="paragraph" style:parent-style-name="Text_20_body">
      <style:paragraph-properties fo:text-align="justify" style:justify-single-word="false" style:writing-mode="lr-tb"/>
      <style:text-properties fo:font-weight="bold" officeooo:rsid="0054c205" officeooo:paragraph-rsid="0054c205" style:font-weight-asian="bold" style:font-weight-complex="bold"/>
    </style:style>
    <style:style style:name="P83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officeooo:paragraph-rsid="006584fb"/>
    </style:style>
    <style:style style:name="P84" style:family="paragraph" style:parent-style-name="Text_20_body">
      <style:paragraph-properties fo:margin-left="0.4925in" fo:margin-right="0in" fo:text-align="justify" style:justify-single-word="false" fo:text-indent="0in" style:auto-text-indent="false" style:writing-mode="lr-tb"/>
      <style:text-properties officeooo:paragraph-rsid="006584fb"/>
    </style:style>
    <style:style style:name="P85" style:family="paragraph" style:parent-style-name="Text_20_body" style:list-style-name="L28">
      <style:paragraph-properties fo:text-align="justify" style:justify-single-word="false" style:writing-mode="lr-tb"/>
      <style:text-properties fo:font-weight="normal" officeooo:rsid="0054c205" officeooo:paragraph-rsid="0054c205" style:font-weight-asian="normal" style:font-weight-complex="normal"/>
    </style:style>
    <style:style style:name="P86" style:family="paragraph" style:parent-style-name="Text_20_body" style:list-style-name="L30">
      <style:paragraph-properties fo:text-align="justify" style:justify-single-word="false" style:writing-mode="lr-tb"/>
      <style:text-properties fo:font-weight="normal" officeooo:rsid="005a0ed6" officeooo:paragraph-rsid="005a0ed6" style:font-weight-asian="normal" style:font-weight-complex="normal"/>
    </style:style>
    <style:style style:name="P87" style:family="paragraph" style:parent-style-name="Standard" style:list-style-name="L30">
      <style:paragraph-properties fo:text-align="justify" style:justify-single-word="false" style:writing-mode="lr-tb"/>
      <style:text-properties fo:font-weight="normal" officeooo:rsid="005a0ed6" officeooo:paragraph-rsid="005a0ed6" style:font-weight-asian="normal" style:font-weight-complex="normal"/>
    </style:style>
    <style:style style:name="P88" style:family="paragraph" style:parent-style-name="Text_20_body" style:list-style-name="L30">
      <style:paragraph-properties fo:text-align="justify" style:justify-single-word="false" style:writing-mode="lr-tb"/>
      <style:text-properties fo:font-weight="bold" officeooo:rsid="005a0ed6" officeooo:paragraph-rsid="005a0ed6" style:font-weight-asian="bold" style:font-weight-complex="bold"/>
    </style:style>
    <style:style style:name="P89" style:family="paragraph" style:parent-style-name="Text_20_body" style:list-style-name="L28">
      <style:paragraph-properties fo:text-align="justify" style:justify-single-word="false" style:writing-mode="lr-tb"/>
      <style:text-properties fo:font-weight="bold" officeooo:rsid="005a0ed6" officeooo:paragraph-rsid="005a0ed6" style:font-weight-asian="bold" style:font-weight-complex="bold"/>
    </style:style>
    <style:style style:name="P90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officeooo:paragraph-rsid="0069bf57"/>
    </style:style>
    <style:style style:name="P91" style:family="paragraph" style:parent-style-name="Text_20_body">
      <style:paragraph-properties fo:margin-left="0.4925in" fo:margin-right="0in" fo:text-align="justify" style:justify-single-word="false" fo:text-indent="0in" style:auto-text-indent="false" style:writing-mode="lr-tb"/>
      <style:text-properties officeooo:paragraph-rsid="0069bf57"/>
    </style:style>
    <style:style style:name="P92" style:family="paragraph" style:parent-style-name="Standard" style:list-style-name="L28">
      <style:paragraph-properties fo:text-align="justify" style:justify-single-word="false" style:writing-mode="lr-tb"/>
      <style:text-properties fo:font-weight="normal" officeooo:rsid="005a0ed6" officeooo:paragraph-rsid="005a0ed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 style:writing-mode="lr-tb"/>
      <style:text-properties fo:font-weight="normal" officeooo:rsid="005a0ed6" officeooo:paragraph-rsid="005a0ed6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 style:writing-mode="lr-tb"/>
      <style:text-properties officeooo:paragraph-rsid="005a0ed6"/>
    </style:style>
    <style:style style:name="P95" style:family="paragraph" style:parent-style-name="Table_20_Contents" style:list-style-name="L31">
      <style:paragraph-properties fo:text-align="justify" style:justify-single-word="false"/>
    </style:style>
    <style:style style:name="P96" style:family="paragraph" style:parent-style-name="Table_20_Contents" style:list-style-name="L32">
      <style:paragraph-properties fo:text-align="justify" style:justify-single-word="false"/>
    </style:style>
    <style:style style:name="P97" style:family="paragraph" style:parent-style-name="Table_20_Contents" style:list-style-name="L33">
      <style:paragraph-properties fo:text-align="justify" style:justify-single-word="false"/>
    </style:style>
    <style:style style:name="P98" style:family="paragraph" style:parent-style-name="Table_20_Contents" style:list-style-name="L34">
      <style:paragraph-properties fo:text-align="justify" style:justify-single-word="false"/>
    </style:style>
    <style:style style:name="P99" style:family="paragraph" style:parent-style-name="Table_20_Contents" style:list-style-name="L35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21c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c143"/>
    </style:style>
    <style:style style:name="T7" style:family="text">
      <style:text-properties officeooo:rsid="00280fa5"/>
    </style:style>
    <style:style style:name="T8" style:family="text">
      <style:text-properties officeooo:rsid="002dc26b"/>
    </style:style>
    <style:style style:name="T9" style:family="text">
      <style:text-properties officeooo:rsid="001e94b4"/>
    </style:style>
    <style:style style:name="T10" style:family="text">
      <style:text-properties fo:font-weight="bold" officeooo:rsid="001e94b4" style:font-weight-asian="bold" style:font-weight-complex="bold"/>
    </style:style>
    <style:style style:name="T11" style:family="text">
      <style:text-properties fo:font-style="italic" fo:font-weight="bold" style:font-style-asian="italic" style:font-style-complex="italic"/>
    </style:style>
    <style:style style:name="T12" style:family="text">
      <style:text-properties officeooo:rsid="0031f42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/>
    </style:style>
    <style:style style:name="T15" style:family="text">
      <style:text-properties fo:font-weight="bold" officeooo:rsid="00378ae2" style:font-weight-asian="bold" style:font-weight-complex="bold"/>
    </style:style>
    <style:style style:name="T16" style:family="text">
      <style:text-properties fo:font-weight="bold" officeooo:rsid="0037c34b" style:font-weight-asian="bold" style:font-weight-complex="bold"/>
    </style:style>
    <style:style style:name="T17" style:family="text">
      <style:text-properties officeooo:rsid="00378ae2"/>
    </style:style>
    <style:style style:name="T18" style:family="text">
      <style:text-properties fo:font-weight="bold" officeooo:rsid="00403366" style:font-weight-asian="bold" style:font-weight-complex="bold"/>
    </style:style>
    <style:style style:name="T19" style:family="text">
      <style:text-properties officeooo:rsid="0046174f"/>
    </style:style>
    <style:style style:name="T20" style:family="text">
      <style:text-properties fo:font-weight="bold" officeooo:rsid="00502e8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ício Geral do Conteúdo de Quarto Bimestre</text:h>
      <text:p text:style-name="P2"/>
      <text:p text:style-name="P3">Desenvolver a atividade com base no referencial teórico da disciplina.</text:p>
      <text:p text:style-name="P3">SOMMERVILLE, I. Engenharia de software. 9 ed. tradução Ivan Bosnic e Kalinka G.de O. Gonçalves; revisão técnica Kechi Hirama. São Paulo : Pearson Prentice Hall, 2011. (Disponível na Biblioteca da  UFGD)</text:p>
      <text:p text:style-name="P2"/>
      <text:p text:style-name="P3">Duas descrições para o desenvolvimento de sistemas:</text:p>
      <text:p text:style-name="P2"/>
      <text:p text:style-name="P3">Primeiro:</text:p>
      <text:p text:style-name="P3">Escopo do Software: Sistema de Gestão de Clínica Médica</text:p>
      <text:p text:style-name="P3">Contexto:</text:p>
      <text:p text:style-name="P3">O software faz parte do ecossistema de gestão da clínica médica e integra-se a sistemas externos de faturamento e bancos de dados de convênios. Ele deve atender às normas de proteção de dados de saúde (como a LGPD) e operar em rede local ou nuvem, com acesso restrito por perfis de usuário (médicos, recepcionistas, administradores). As restrições incluem confidencialidade de informações médicas, interoperabilidade com sistemas laboratoriais e limitações orçamentárias definidas pela direção da clínica.</text:p>
      <text:p text:style-name="P2"/>
      <text:p text:style-name="P3">Objetivos da informação:</text:p>
      <text:p text:style-name="P3">Entradas: dados cadastrais de pacientes, histórico clínico, agendamentos, registros médicos, resultados de exames e informações de pagamento.</text:p>
      <text:p text:style-name="P2"/>
      <text:p text:style-name="P3">Saídas: prontuário eletrônico, relatórios de atendimento, confirmações de consulta, relatórios financeiros, estatísticas de atendimentos e notificações automáticas a pacientes.</text:p>
      <text:p text:style-name="P2"/>
      <text:p text:style-name="P3">Função e desempenho:</text:p>
      <text:p text:style-name="P3">O software deverá permitir o agendamento, registro e acompanhamento de consultas, garantindo ao médico acesso rápido ao histórico do paciente. O sistema deverá processar as informações de maneira eficiente, disponibilizando relatórios em tempo real e sincronização imediata de dados entre múltiplos usuários conectados.</text:p>
      <text:p text:style-name="P3">Deve suportar, no mínimo, 50 usuários simultâneos com tempo de resposta inferior a 2 segundos em operações de busca e registro. Além disso, deverá oferecer backup automático e alta disponibilidade com 99% de uptime.</text:p>
      <text:p text:style-name="P2"><text:soft-page-break/></text:p>
      <text:p text:style-name="P3">Segundo:</text:p>
      <text:p text:style-name="P3">Escopo do Software: Sistema de Gestão de Oficina Mecânica Integrada</text:p>
      <text:p text:style-name="P3">Contexto:</text:p>
      <text:p text:style-name="P3">O software será desenvolvido para gerenciar as operações de uma oficina mecânica que presta serviços tanto a clientes individuais quanto a seguradoras de veículos. Ele se encaixará em um ecossistema corporativo que envolve controle administrativo, gestão financeira, comunicação com seguradoras e emissão de documentos fiscais.</text:p>
      <text:p text:style-name="P3">O sistema deve permitir integração com plataformas externas de seguradoras para envio e recebimento de orçamentos, aprovações e ordens de serviço. Como restrições, considera-se a necessidade de conformidade com normas de proteção de dados (LGPD), compatibilidade com sistemas contábeis e limitação de recursos de infraestrutura disponíveis na oficina.</text:p>
      <text:p text:style-name="P2"/>
      <text:p text:style-name="P3">Objetivos da informação:</text:p>
      <text:p text:style-name="P3">Entradas: cadastro de clientes, dados do veículo (placa, modelo, ano, número do chassi), solicitações de serviço, autorizações das seguradoras, diagnósticos técnicos, peças e materiais utilizados, horas de trabalho, informações de pagamento e status das ordens de serviço.</text:p>
      <text:p text:style-name="P2"/>
      <text:p text:style-name="P3">Saídas: orçamentos detalhados, relatórios de manutenção, notas fiscais eletrônicas, comprovantes de recebimento, relatórios de produtividade, controle de estoque e relatórios financeiros por tipo de cliente (particular ou seguradora).</text:p>
      <text:p text:style-name="P2"/>
      <text:p text:style-name="P3">Função e desempenho:</text:p>
      <text:p text:style-name="P3">O software deverá automatizar o fluxo de trabalho da oficina, desde o agendamento e aprovação do orçamento até a conclusão do serviço e faturamento. Ele executará funções de controle de ordens de serviço, acompanhamento de peças em uso, comunicação com peritos e representantes de seguradoras, além de gerar relatórios gerenciais.</text:p>
      <text:p text:style-name="P3">Deve responder rapidamente a consultas (menos de 2 segundos por operação), suportar até 40 usuários simultâneos, permitir backup diário automático e oferecer alta disponibilidade com taxa mínima de 99% de uptime.</text:p>
      <text:p text:style-name="P3">Também deverá enviar notificações automáticas de status aos clientes e seguradoras, reduzindo tempo de resposta e aumentando a transparência no processo de atendimento.</text:p>
      <text:p text:style-name="P2"><text:line-break/><text:line-break/></text:p>
      <text:p text:style-name="P3">⚙️⚙️⚙️⚙️⚙️⚙️⚙️⚙️⚙️⚙️⚙️⚙️⚙️⚙️⚙️⚙️⚙️⚙️⚙️⚙️⚙️⚙️⚙️⚙️⚙️⚙️⚙️</text:p>
      <text:p text:style-name="P2"/>
      <text:p text:style-name="P4"><text:soft-page-break/></text:p>
      <text:p text:style-name="P5"><text:span text:style-name="T1">Atividade 1</text:span><text:span text:style-name="T2">(Capítulo 17: Engenharia de software baseada em componentes)</text:span>, a partir do contexto:</text:p>
      <text:p text:style-name="P5"/>
      <text:p text:style-name="P6">1)<text:span text:style-name="T1"> </text:span><text:span text:style-name="T3">Identifique os componentes (em forma de requisitos) para cada sistema.</text:span></text:p>
      <text:list xml:id="list670125132" text:style-name="L1">
        <text:list-item>
          <text:p text:style-name="P7"><text:span text:style-name="T1">Sistema de Gestão de Clínica Médica</text:span> </text:p>
        </text:list-item>
      </text:list>
      <text:list text:style-name="L2">
        <text:list-item>
          <text:list>
            <text:list-item>
              <text:p text:style-name="P8">Componente: Gestão de Agendamento </text:p>
              <text:list>
                <text:list-item>
                  <text:p text:style-name="P9"><text:span text:style-name="T4">Requisitos:</text:span> Permitir o agendamento, registro e acompanhamento de consultas.</text:p>
                </text:list-item>
                <text:list-item>
                  <text:p text:style-name="P10"><text:span text:style-name="T4">Requisitos:</text:span> Enviar confirmações de consulta e notificações automáticas aos pacientes. </text:p>
                </text:list-item>
              </text:list>
            </text:list-item>
            <text:list-item>
              <text:p text:style-name="P10"><text:span text:style-name="T1">Componente: Gestão de Pacientes (Prontuário)</text:span> </text:p>
              <text:list>
                <text:list-item>
                  <text:p text:style-name="P9"><text:span text:style-name="T4">Requisitos:</text:span> Armazenar dados cadastrais de pacientes, histórico clínico, registros médicos e resultados de exames.</text:p>
                </text:list-item>
                <text:list-item>
                  <text:p text:style-name="P10"><text:span text:style-name="T4">Requisitos:</text:span> Disponibilizar o prontuário eletrônico e garantir ao médico acesso rápido ao histórico do paciente. </text:p>
                </text:list-item>
              </text:list>
            </text:list-item>
            <text:list-item>
              <text:p text:style-name="P8">Componente: Gestão Financeira e Faturamento </text:p>
              <text:list>
                <text:list-item>
                  <text:p text:style-name="P11">Requisitos: <text:span text:style-name="T5">Processar e registrar informações de pagamento.</text:span></text:p>
                </text:list-item>
                <text:list-item>
                  <text:p text:style-name="P11">Requisitos: <text:span text:style-name="T5">Gerar relatórios financeiros.</text:span></text:p>
                </text:list-item>
                <text:list-item>
                  <text:p text:style-name="P11">Requisitos: <text:span text:style-name="T5">Integrar-se a sistemas externos de faturamento.</text:span></text:p>
                  <text:p text:style-name="P11"><text:span text:style-name="T5"/></text:p>
                </text:list-item>
              </text:list>
            </text:list-item>
            <text:list-item>
              <text:p text:style-name="P11">Componente: Controle de Acesso e Segurança<text:span text:style-name="T5"> </text:span></text:p>
              <text:list>
                <text:list-item>
                  <text:p text:style-name="P12"><text:span text:style-name="T4">Requisitos:</text:span> Gerenciar o acesso restrito por perfis de usuário (médicos, recepcionistas, administradores).</text:p>
                </text:list-item>
                <text:list-item>
                  <text:p text:style-name="P12"><text:span text:style-name="T4">Requisitos:</text:span> Atender às normas de proteção de dados (LGPD) e garantir a confidencialidade das informações.</text:p>
                  <text:p text:style-name="P12"/>
                </text:list-item>
              </text:list>
            </text:list-item>
          </text:list>
        </text:list-item>
      </text:list>
      <text:list xml:id="list165135078735728" text:continue-list="list670125132" text:style-name="L1">
        <text:list-item>
          <text:p text:style-name="P13">Sistema de Gestão de Oficina Mecânica </text:p>
        </text:list-item>
      </text:list>
      <text:list text:style-name="L3">
        <text:list-item>
          <text:list>
            <text:list-item>
              <text:p text:style-name="P14"><text:span text:style-name="T1">Gestão de Ordens de Serviço (Cliente/Veículo)</text:span>: Este é o componente central. Ele lida com o cadastro de clientes, dados do veículo, solicitações de serviço, diagnósticos técnicos e a saída principal, os orçamentos detalhados e relatórios de manutenção.</text:p>
            </text:list-item>
            <text:list-item>
              <text:p text:style-name="P14"><text:span text:style-name="T1">Gestão de Operações e Estoque</text:span>: Este componente gerencia o fluxo de trabalho. Ele controla as ordens de serviço, peças e materiais utilizados, horas de trabalho e o controle de estoque.</text:p>
            </text:list-item>
            <text:list-item>
              <text:p text:style-name="P14"><text:span text:style-name="T1">Gestão Financeira (Faturamento)</text:span>: Este é o componente de negócios. Processa informações de pagamento, gera notas fiscais eletrônicas, relatórios financeiros por tipo de cliente e se integra com sistemas contábeis.</text:p>
            </text:list-item>
            <text:list-item>
              <text:p text:style-name="P14"><text:span text:style-name="T1">Integração com Seguradoras</text:span>: Este é um componente de integração crítico. Ele gerencia o envio e recebimento de orçamentos, autorizações das seguradoras e comunicação com peritos.</text:p>
            </text:list-item>
          </text:list>
        </text:list-item>
      </text:list>
      <text:list text:continue-list="list165135078735728" text:style-name="L1">
        <text:list-header>
          <text:p text:style-name="P13"/>
        </text:list-header>
      </text:list>
      <text:p text:style-name="P5"/>
      <text:p text:style-name="P4"><text:soft-page-break/></text:p>
      <text:p text:style-name="P15"><text:span text:style-name="T6">2</text:span>)<text:span text:style-name="T1"> </text:span><text:span text:style-name="T3">Identificar os componentes que podem ser desenvolvidos para reuso, e serem utilizados nos dois sistemas.</text:span></text:p>
      <text:list xml:id="list4149635247" text:style-name="L4">
        <text:list-item>
          <text:p text:style-name="P16"><text:span text:style-name="T1">Componente de Gestão Financeira (Faturamento)</text:span> </text:p>
        </text:list-item>
      </text:list>
      <text:list text:style-name="L5">
        <text:list-item>
          <text:list>
            <text:list-item>
              <text:p text:style-name="P17"><text:span text:style-name="T4">Justificativa:</text:span> Ambos os sistemas precisam de um módulo para processar pagamentos, gerar relatórios financeiros e emitir documentos de cobrança. </text:p>
            </text:list-item>
            <text:list-item>
              <text:p text:style-name="P18"><text:span text:style-name="T4">Na Clínica:</text:span> Corresponde à "Gestão Financeira (Faturamento)".</text:p>
            </text:list-item>
            <text:list-item>
              <text:p text:style-name="P18"><text:span text:style-name="T4">Na Oficina:</text:span> Corresponde à "Gestão Financeira (Faturamento)".</text:p>
              <text:p text:style-name="P18"/>
            </text:list-item>
          </text:list>
        </text:list-item>
      </text:list>
      <text:list xml:id="list165135516303962" text:continue-list="list4149635247" text:style-name="L4">
        <text:list-item>
          <text:p text:style-name="P19">Componente de Controle de Acesso e Segurança (Perfis) </text:p>
        </text:list-item>
      </text:list>
      <text:list text:style-name="L6">
        <text:list-item>
          <text:list>
            <text:list-item>
              <text:p text:style-name="P20"><text:span text:style-name="T4">Justificativa:</text:span> Ambos os sistemas exigem explicitamente o controle de acesso por perfis de usuário e conformidade com a LGPD. </text:p>
            </text:list-item>
            <text:list-item>
              <text:p text:style-name="P20"><text:span text:style-name="T1">Na Clínica</text:span>: Atende ao requisito de acesso restrito por perfis (médicos, recepcionistas) e <text:span text:style-name="T1">LGPD</text:span>.</text:p>
            </text:list-item>
            <text:list-item>
              <text:p text:style-name="P20"><text:span text:style-name="T1">Na Oficina</text:span>: Atende ao requisito de <text:span text:style-name="T1">conformidade com normas de proteção de dados (LGPD)</text:span> e ao gerenciamento de perfis para múltiplos usuários.</text:p>
            </text:list-item>
          </text:list>
        </text:list-item>
      </text:list>
      <text:list text:continue-list="list165135516303962" text:style-name="L4">
        <text:list-item>
          <text:p text:style-name="P21">Componente de Agendamento e Notificações </text:p>
        </text:list-item>
      </text:list>
      <text:list text:style-name="L7">
        <text:list-item>
          <text:list>
            <text:list-item>
              <text:p text:style-name="P22"><text:span text:style-name="T4">Justificativa:</text:span> Os dois sistemas precisam gerenciar a alocação de serviços em um calendário e notificar os clientes sobre o status. </text:p>
            </text:list-item>
            <text:list-item>
              <text:p text:style-name="P22"><text:span text:style-name="T1">Na Clínica</text:span>: Lida com o <text:span text:style-name="T1">agendamento</text:span> de consultas e <text:span text:style-name="T1">notificações automáticas a pacientes</text:span>.</text:p>
            </text:list-item>
            <text:list-item>
              <text:p text:style-name="P22"><text:span text:style-name="T1">Na Oficina</text:span>: Lida com o <text:span text:style-name="T1">agendamento</text:span> de serviços e <text:span text:style-name="T1">notificações automáticas de status aos clientes</text:span>.</text:p>
            </text:list-item>
          </text:list>
        </text:list-item>
      </text:list>
      <text:p text:style-name="P4"/>
      <text:p text:style-name="P4"/>
      <text:p text:style-name="P23"><text:span text:style-name="T7">3</text:span>)<text:span text:style-name="T1"> </text:span><text:span text:style-name="T3">Identificar componentes de código aberto disponíveis de terceiros que podem ser reutilizados.</text:span></text:p>
      <text:p text:style-name="P24"/>
      <text:p text:style-name="P25">Para os dois sistemas (Clínica e Oficina): </text:p>
      <text:p text:style-name="P25"/>
      <text:list xml:id="list810515364" text:style-name="L8">
        <text:list-item>
          <text:p text:style-name="P26"><text:span text:style-name="T1">Componente: Autenticação e Autorização</text:span> </text:p>
        </text:list-item>
      </text:list>
      <text:list text:style-name="L9">
        <text:list-item>
          <text:list>
            <text:list-item>
              <text:p text:style-name="P27">Exemplo: <text:span text:style-name="T5">Um framework como Spring Security (Java), Passport.js (Node.js) ou IdentityServer (.NET). </text:span></text:p>
            </text:list-item>
            <text:list-item>
              <text:p text:style-name="P28"><text:span text:style-name="T4">Justificativa:</text:span> Ambos os sistemas exigem controle de acesso robusto baseado em perfis (médicos, recepcionistas, administradores) e conformidade com a LGPD. Usar um componente padrão da indústria é mais seguro e rápido do que implementar a criptografia e o gerenciamento de sessão do zero.</text:p>
            </text:list-item>
          </text:list>
        </text:list-item>
      </text:list>
      <text:p text:style-name="P29"/>
      <text:p text:style-name="P29"/>
      <text:p text:style-name="P29"><text:soft-page-break/></text:p>
      <text:list xml:id="list165135974982568" text:continue-list="list810515364" text:style-name="L8">
        <text:list-item>
          <text:p text:style-name="P30"><text:span text:style-name="T1">Componente: Geração de Relatórios e Documentos (PDF)</text:span> </text:p>
        </text:list-item>
      </text:list>
      <text:list text:style-name="L10">
        <text:list-item>
          <text:list>
            <text:list-item>
              <text:p text:style-name="P31"><text:span text:style-name="T4">Exemplo:</text:span> Bibliotecas como <text:span text:style-name="T4">iText</text:span> (ou sua fork open-source <text:span text:style-name="T4">OpenPDF</text:span>) ou <text:span text:style-name="T4">PDFBox</text:span>. </text:p>
            </text:list-item>
            <text:list-item>
              <text:p text:style-name="P31"><text:span text:style-name="T1">Justificativa</text:span>: A Clínica precisa gerar saídas como <text:span text:style-name="T1">prontuário eletrônico</text:span> e <text:span text:style-name="T1">relatórios financeiros</text:span>. A Oficina precisa de <text:span text:style-name="T1">orçamentos detalhados</text:span> e <text:span text:style-name="T1">relatórios de manutenção</text:span>. Uma biblioteca de PDF é um componente de terceiro ideal para isso.</text:p>
            </text:list-item>
          </text:list>
        </text:list-item>
      </text:list>
      <text:list xml:id="list165135933059696" text:continue-list="list165135974982568" text:style-name="L8">
        <text:list-item>
          <text:p text:style-name="P30"><text:span text:style-name="T1">Componente: Banco de Dados</text:span> </text:p>
        </text:list-item>
      </text:list>
      <text:list text:style-name="L11">
        <text:list-item>
          <text:list>
            <text:list-item>
              <text:p text:style-name="P32"><text:span text:style-name="T4">Exemplo:</text:span> Um SGBD open-source como <text:span text:style-name="T4">PostgreSQL</text:span> ou <text:span text:style-name="T4">MySQL</text:span>. </text:p>
            </text:list-item>
            <text:list-item>
              <text:p text:style-name="P33"><text:span text:style-name="T4">Justificativa:</text:span> Ambos os sistemas precisam de alta disponibilidade (99% uptime), suportar dezenas de usuários simultâneos e garantir a integridade dos dados (pacientes, veículos, finanças).</text:p>
            </text:list-item>
          </text:list>
        </text:list-item>
      </text:list>
      <text:p text:style-name="P34"/>
      <text:p text:style-name="P35"><text:span text:style-name="T1">Específico para a Oficina</text:span>: </text:p>
      <text:list text:continue-list="list165135933059696" text:style-name="L8">
        <text:list-item>
          <text:p text:style-name="P30"><text:span text:style-name="T1">Componente: Emissão de Nota Fiscal Eletrônica (NFe)</text:span> </text:p>
        </text:list-item>
      </text:list>
      <text:list text:style-name="L12">
        <text:list-item>
          <text:list>
            <text:list-item>
              <text:p text:style-name="P36"><text:span text:style-name="T1">Exemplo</text:span>: Bibliotecas específicas do Brasil (ex: <text:span text:style-name="T1">NFePHP</text:span> ou equivalentes).</text:p>
            </text:list-item>
            <text:list-item>
              <text:p text:style-name="P36"><text:span text:style-name="T1">Justificativa</text:span>: A Oficina precisa explicitamente emitir <text:span text:style-name="T1">notas fiscais eletrônicas</text:span>, o que envolve comunicação complexa com a SEFAZ (Secretaria da Fazenda). Este é um componente de terceiro indispensável.</text:p>
            </text:list-item>
          </text:list>
        </text:list-item>
      </text:list>
      <text:p text:style-name="P37"/>
      <text:p text:style-name="P38"><text:span text:style-name="T8">4</text:span><text:span text:style-name="T9">)</text:span><text:span text:style-name="T10"> </text:span><text:span text:style-name="T11">Identificar os componentes que precisam (ou que sejam mais seguros) ser desenvolvidos do zero.</text:span></text:p>
      <text:p text:style-name="P38"/>
      <text:p text:style-name="P38"><text:span text:style-name="T4">Para o Sistema de Clínica Médica:</text:span> </text:p>
      <text:list text:style-name="L13">
        <text:list-item>
          <text:p text:style-name="P39"><text:span text:style-name="T1">Componente: Gestão de Pacientes (Prontuário Eletrônico)</text:span> </text:p>
        </text:list-item>
      </text:list>
      <text:list text:style-name="L14">
        <text:list-item>
          <text:list>
            <text:list-item>
              <text:p text:style-name="P40">Justificativa: <text:span text:style-name="T5">Este é o componente mais crítico e específico da clínica. Ele gerencia o </text:span>prontuário eletrônico<text:span text:style-name="T5"> e o </text:span>histórico clínico<text:span text:style-name="T5">. As regras de como essas informações médicas confidenciais são registradas, acessadas pelo médico e protegidas (conformidade com </text:span>LGPD<text:span text:style-name="T5"> ) são centrais para o funcionamento da clínica e não podem ser delegadas a um componente genérico.</text:span></text:p>
            </text:list-item>
          </text:list>
        </text:list-item>
      </text:list>
      <text:p text:style-name="P41"/>
      <text:p text:style-name="P41"><text:span text:style-name="T4">Para o Sistema de Oficina Mecânica:</text:span> </text:p>
      <text:p text:style-name="P41"/>
      <text:list xml:id="list2266153697" text:style-name="L15">
        <text:list-item>
          <text:p text:style-name="P42"><text:span text:style-name="T1">Componente: Gestão de Ordens de Serviço</text:span> </text:p>
        </text:list-item>
      </text:list>
      <text:list text:style-name="L16">
        <text:list-item>
          <text:p text:style-name="P43"><text:soft-page-break/>Justificativa: <text:span text:style-name="T5">Este componente define o fluxo de trabalho exclusivo da oficina, </text:span>desde o diagnóstico técnico<text:span text:style-name="T5"> até a criação do </text:span>orçamento detalhado<text:span text:style-name="T5">. Ele é a lógica de negócio central</text:span></text:p>
        </text:list-item>
      </text:list>
      <text:list text:continue-list="list2266153697" text:style-name="L15">
        <text:list-item>
          <text:p text:style-name="P42"><text:span text:style-name="T1">Componente: Gestão de Operações e Estoque</text:span> </text:p>
          <text:p text:style-name="P42"><text:span text:style-name="T1">Justificativa</text:span>: A forma como a oficina aloca peças e materiais utilizados e registra horas de trabalho em uma ordem de serviço é um processo interno e proprietário, diretamente ligado ao componente de "Ordens de Serviço".</text:p>
        </text:list-item>
        <text:list-item>
          <text:p text:style-name="P42"><text:span text:style-name="T1">Componente: Integração com Seguradoras</text:span> </text:p>
        </text:list-item>
      </text:list>
      <text:list text:style-name="L17">
        <text:list-item>
          <text:p text:style-name="P44"><text:span text:style-name="T1">Justificativa</text:span>: Embora seja um componente de integração, a lógica de negócio para se comunicar com múltiplas <text:span text:style-name="T1">plataformas externas de seguradoras</text:span> , enviar orçamentos e receber <text:span text:style-name="T1">autorizações</text:span> é altamente customizada e depende dos acordos que a oficina tem com cada seguradora. O "adaptador" aqui precisa ser feito do zero.</text:p>
        </text:list-item>
      </text:list>
      <text:p text:style-name="P45"/>
      <text:p text:style-name="P45"/>
      <text:p text:style-name="P45"/>
      <text:p text:style-name="P46"><text:span text:style-name="T12">5</text:span><text:span text:style-name="T9">)</text:span><text:span text:style-name="T10"> </text:span><text:span text:style-name="T11">Descreva o planejamento de cada uma das etapas do CBSE com reuso (Figura 17.6)</text:span><text:span text:style-name="T13">.</text:span></text:p>
      <text:p text:style-name="P46"/>
      <text:list xml:id="list2796345748" text:style-name="L18">
        <text:list-item>
          <text:p text:style-name="P47"><text:span text:style-name="T1">Esboçar requisitos de sistema</text:span> </text:p>
        </text:list-item>
      </text:list>
      <text:list text:style-name="L19">
        <text:list-item>
          <text:list>
            <text:list-item>
              <text:p text:style-name="P48"><text:span text:style-name="T4">Planejamento:</text:span> Nesta fase, os requisitos são definidos em <text:span text:style-name="T4">alto nível</text:span>, e não em detalhes. O objetivo é incentivar a flexibilidade. Em vez de definir <text:span text:style-name="T14">como</text:span> uma função deve ser, a equipe foca em <text:span text:style-name="T14">o que</text:span> é necessário. </text:p>
            </text:list-item>
            <text:list-item>
              <text:p text:style-name="P48"><text:span text:style-name="T4">Aplicação (Clínica):</text:span> O dono da clínica diz: "Eu preciso de um sistema de agendamento" e "um jeito de gerenciar prontuários". Ele não define exatamente como a agenda deve parecer, apenas a necessidade. </text:p>
            </text:list-item>
          </text:list>
        </text:list-item>
      </text:list>
      <text:list xml:id="list165135226959449" text:continue-list="list2796345748" text:style-name="L18">
        <text:list-item>
          <text:p text:style-name="P49"><text:span text:style-name="T1">Identificar componentes candidatos</text:span> </text:p>
        </text:list-item>
      </text:list>
      <text:list text:style-name="L20">
        <text:list-item>
          <text:list>
            <text:list-item>
              <text:p text:style-name="P50"><text:span text:style-name="T4">Planejamento:</text:span> Com base no esboço, a equipe de desenvolvimento inicia uma <text:span text:style-name="T4">busca por componentes</text:span> que possam atender a essas necessidades. A busca ocorre em repositórios internos, bibliotecas de código aberto (open-source) ou catálogos de fornecedores . </text:p>
            </text:list-item>
            <text:list-item>
              <text:p text:style-name="P50"><text:span text:style-name="T4">Aplicação (Clínica):</text:span> A equipe procura e encontra um componente open-source de "Calendário/Agendamento" e um componente de "Controle de Acesso (Login)" (como o Spring Security, que mencionamos). </text:p>
            </text:list-item>
          </text:list>
        </text:list-item>
      </text:list>
      <text:list xml:id="list165135743437840" text:continue-list="list165135226959449" text:style-name="L18">
        <text:list-item>
          <text:p text:style-name="P49"><text:span text:style-name="T1">Modificar requisitos de acordo com componentes descobertos</text:span> </text:p>
        </text:list-item>
      </text:list>
      <text:list text:style-name="L21">
        <text:list-item>
          <text:list>
            <text:list-item>
              <text:p text:style-name="P51"><text:span text:style-name="T4">Planejamento:</text:span> Esta é uma etapa de <text:span text:style-name="T4">negociação</text:span>. Os requisitos são refinados e modificados para se alinharem com o que os componentes disponíveis oferecem. Os usuários podem (e devem) mudar de ideia se isso significar uma entrega mais rápida ou barata. </text:p>
            </text:list-item>
            <text:list-item>
              <text:p text:style-name="P51"><text:soft-page-break/><text:span text:style-name="T4">Aplicação (Clínica):</text:span> O componente de Agendamento encontrado não permite marcar consultas com menos de 2 horas de antecedência. O requisito original da clínica era "permitir agendamento a qualquer momento". O requisito é modificado para "agendamento com 2h de antecedência", adaptando-se ao componente. </text:p>
            </text:list-item>
          </text:list>
        </text:list-item>
      </text:list>
      <text:list xml:id="list165136160541071" text:continue-list="list165135743437840" text:style-name="L18">
        <text:list-item>
          <text:p text:style-name="P49"><text:span text:style-name="T1">Projetar arquitetura</text:span> </text:p>
        </text:list-item>
      </text:list>
      <text:list text:style-name="L22">
        <text:list-item>
          <text:list>
            <text:list-item>
              <text:p text:style-name="P52"><text:span text:style-name="T4">Planejamento:</text:span> Aqui, a estrutura do sistema é definida. A equipe decide como os componentes se encaixarão (quais interfaces <text:span text:style-name="T15">provide</text:span><text:span text:style-name="T16">s</text:span><text:span text:style-name="T15">/requires</text:span><text:span text:style-name="T17"> s</text:span>erão usadas) e qual a plataforma de implementação (ex: .NET, EJB) . </text:p>
            </text:list-item>
            <text:list-item>
              <text:p text:style-name="P53"><text:span text:style-name="T1">Aplicação (Clínica)</text:span>: A equipe decide que o sistema usará a plataforma .NET. O componente "Gestão de Pacientes (Prontuário)" (que será feito do zero) ficará no centro e terá interfaces <text:span text:style-name="T1">provides</text:span> que serão consumidas pelos componentes de "Agendamento" e "Faturamento".</text:p>
            </text:list-item>
          </text:list>
        </text:list-item>
      </text:list>
      <text:list xml:id="list165135401835039" text:continue-list="list165136160541071" text:style-name="L18">
        <text:list-item>
          <text:p text:style-name="P49"><text:span text:style-name="T1">Identificar componentes candidatos (Refinamento)</text:span> </text:p>
        </text:list-item>
      </text:list>
      <text:list text:style-name="L23">
        <text:list-item>
          <text:list>
            <text:list-item>
              <text:p text:style-name="P54"><text:span text:style-name="T4">Planejamento:</text:span> Após o projeto da arquitetura, a equipe faz uma <text:span text:style-name="T4">nova rodada de busca e validação</text:span>. O objetivo é verificar se os componentes pré-selecionados realmente funcionam juntos na arquitetura definida ou se são impróprios.</text:p>
            </text:list-item>
            <text:list-item>
              <text:p text:style-name="P54"><text:span text:style-name="T4">Aplicação (Clínica):</text:span> A equipe percebe que o componente de "Faturamento" que eles queriam usar é incompatível com o componente de "Convênios". Eles precisam descartar o componente de Faturamento e procurar um novo. </text:p>
            </text:list-item>
          </text:list>
        </text:list-item>
      </text:list>
      <text:list text:continue-list="list165135401835039" text:style-name="L18">
        <text:list-item>
          <text:p text:style-name="P55">Compor componentes para criar sistemas</text:p>
        </text:list-item>
      </text:list>
      <text:list text:style-name="L24">
        <text:list-item>
          <text:list>
            <text:list-item>
              <text:p text:style-name="P56"><text:span text:style-name="T1">Planejamento</text:span>: Esta é a fase de desenvolvimento e integração. O trabalho foca em escrever o <text:span text:style-name="T1">"glue code"</text:span> (código-cola) e os <text:span text:style-name="T1">"adaptadores"</text:span> necessários para conectar os componentes (reusados e novos) e fazê-los funcionar como um sistema coeso.</text:p>
            </text:list-item>
            <text:list-item>
              <text:p text:style-name="P56">Aplicação (Clínica): A equipe escreve o componente "Gestão de Pacientes" do zero e desenvolve um adaptador para que ele envie dados de faturamento (interface <text:span text:style-name="T1">provides</text:span> do Prontuário) para a interface <text:span text:style-name="T1">requires</text:span> do componente de Faturamento (reusado).</text:p>
            </text:list-item>
          </text:list>
        </text:list-item>
      </text:list>
      <text:p text:style-name="P57"/>
      <text:p text:style-name="P58">⚙️⚙️⚙️⚙️⚙️⚙️⚙️⚙️⚙️⚙️⚙️⚙️⚙️⚙️⚙️⚙️⚙️⚙️⚙️⚙️⚙️⚙️⚙️⚙️⚙️⚙️⚙️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9"><text:span text:style-name="T1">Atividade 2</text:span><text:span text:style-name="T18">(Capítulo 16: Reúso de Software)</text:span>:</text:p>
      <text:p text:style-name="P60">Faça uma análise comparativa entre as etapas da Figura 17.6 e Figura 16.6 , descrevendo detalhadamente a aplicação.</text:p>
      <text:p text:style-name="P61"/>
      <text:p text:style-name="P61"><text:span text:style-name="T19">A </text:span>principal diferença é que o <text:span text:style-name="T4">CBSE (Fig. 17.6) constrói um sistema novo</text:span> "colando" caixas-pretas (componentes) que não são modificadas, enquanto as <text:span text:style-name="T4">Linhas de Produto (Fig. 16.6) criam uma variação</text:span> de um sistema que já existe, modificando-o diretamente. </text:p>
      <text:p text:style-name="P61"/>
      <text:p text:style-name="P62">Tabela Comparativa: Figura 17.6 vs. Figura 16.6 </text:p>
      <text:p text:style-name="P6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3">Característica </text:p>
          </table:table-cell>
          <table:table-cell table:style-name="Table1.A1" office:value-type="string">
            <text:p text:style-name="P63">Figura 17.6 (CBSE com Reúso) </text:p>
          </table:table-cell>
          <table:table-cell table:style-name="Table1.C1" office:value-type="string">
            <text:p text:style-name="P63">Figura 16.6 (Linha de Produto) </text:p>
          </table:table-cell>
        </table:table-row>
        <table:table-row>
          <table:table-cell table:style-name="Table1.A2" office:value-type="string">
            <text:p text:style-name="P63"><text:span text:style-name="T1">Objetivo</text:span> </text:p>
          </table:table-cell>
          <table:table-cell table:style-name="Table1.A2" office:value-type="string">
            <text:p text:style-name="P4"><text:span text:style-name="T4">Composição.</text:span> Criar um sistema novo a partir de componentes independentes (reusados ou novos).</text:p>
            <text:p text:style-name="P64"/>
          </table:table-cell>
          <table:table-cell table:style-name="Table1.C2" office:value-type="string">
            <text:p text:style-name="P64"><text:span text:style-name="T4">Adaptação.</text:span> Criar uma nova "instância de produto" a partir de uma família de aplicações existente. </text:p>
          </table:table-cell>
        </table:table-row>
        <table:table-row>
          <table:table-cell table:style-name="Table1.A2" office:value-type="string">
            <text:p text:style-name="P63"><text:span text:style-name="T4">Ponto de Partida</text:span> </text:p>
          </table:table-cell>
          <table:table-cell table:style-name="Table1.A2" office:value-type="string">
            <text:p text:style-name="P64">Um <text:span text:style-name="T4">esboço de requisitos</text:span>. A equipe procura componentes que se encaixem. </text:p>
          </table:table-cell>
          <table:table-cell table:style-name="Table1.C2" office:value-type="string">
            <text:p text:style-name="P64">Uma <text:span text:style-name="T4">instância de sistema existente</text:span> que seja a "mais próxima" dos novos requisitos. </text:p>
          </table:table-cell>
        </table:table-row>
        <table:table-row>
          <table:table-cell table:style-name="Table1.A2" office:value-type="string">
            <text:p text:style-name="P63"><text:span text:style-name="T1">Tratamento dos Requisitos</text:span> </text:p>
          </table:table-cell>
          <table:table-cell table:style-name="Table1.A2" office:value-type="string">
            <text:p text:style-name="P64"><text:span text:style-name="T4">Os requisitos são adaptados aos componentes.</text:span> Os requisitos são "flexíveis" e "modificados de acordo com os componentes descobertos". </text:p>
          </table:table-cell>
          <table:table-cell table:style-name="Table1.C2" office:value-type="string">
            <text:p text:style-name="P4"><text:span text:style-name="T4">O sistema é adaptado aos requisitos.</text:span> O sistema existente é "adaptado" ou os requisitos são "renegociados".</text:p>
            <text:p text:style-name="P64"/>
          </table:table-cell>
        </table:table-row>
        <table:table-row>
          <table:table-cell table:style-name="Table1.A2" office:value-type="string">
            <text:p text:style-name="P63"><text:span text:style-name="T1">Processo de Desenvolvimento</text:span> </text:p>
          </table:table-cell>
          <table:table-cell table:style-name="Table1.A2" office:value-type="string">
            <text:p text:style-name="P4"><text:span text:style-name="T4">Integração (Glue Code).</text:span> O desenvolvimento foca em "compor componentes" e escrever "adaptadores" (código-cola) para que eles conversem.</text:p>
            <text:p text:style-name="P64"/>
          </table:table-cell>
          <table:table-cell table:style-name="Table1.C2" office:value-type="string">
            <text:p text:style-name="P65">Modificação.</text:p>
            <text:p text:style-name="P66">O desenvolvimento envolve "alterar, deletar ou reescrever" os componentes do sistema base para criar a nova versão.</text:p>
            <text:p text:style-name="P64"/>
          </table:table-cell>
        </table:table-row>
      </table:table>
      <text:p text:style-name="P61"/>
      <text:p text:style-name="P61"><text:span text:style-name="T1">Descrição Detalhada da Aplicação</text:span> </text:p>
      <text:p text:style-name="P61"/>
      <text:list xml:id="list1818627987" text:style-name="L25">
        <text:list-item>
          <text:p text:style-name="P67">Aplicação da Figura 17.6 (CBSE com Reúso) </text:p>
          <text:p text:style-name="P68">Esse processo é usado quando uma empresa quer construir um novo software, mas não quer "reinventar a roda". O foco é minimizar o desenvolvimento do zero e maximizar o uso de peças prontas, sejam elas internas ou de terceiros (open-source). </text:p>
        </text:list-item>
      </text:list>
      <text:list text:style-name="L26">
        <text:list-item>
          <text:list>
            <text:list-item>
              <text:p text:style-name="P69"><text:soft-page-break/><text:span text:style-name="T4">Como funciona:</text:span> A equipe começa com um "esboço" (ex: "precisamos de um sistema com agendamento e pagamento"). Eles então <text:span text:style-name="T4">buscam</text:span> por componentes (ex: um componente de calendário e um de faturamento).</text:p>
            </text:list-item>
            <text:list-item>
              <text:p text:style-name="P69"><text:span text:style-name="T4">O Ponto-Chave:</text:span> A equipe volta ao cliente e diz: "O componente de agendamento que achamos não permite agendar no mesmo dia". O cliente então <text:span text:style-name="T4">aceita modificar o requisito</text:span> (ex: "OK, agendamento só com 24h de antecedência") para poder usar o componente pronto.</text:p>
            </text:list-item>
            <text:list-item>
              <text:p text:style-name="P70"><text:span text:style-name="T4">Resultado:</text:span> O "desenvolvimento" é o trabalho de conectar esses componentes (que são caixas-pretas) e criar os componentes de negócio que faltam (como o prontuário da clínica). </text:p>
            </text:list-item>
          </text:list>
        </text:list-item>
      </text:list>
      <text:list text:continue-list="list1818627987" text:style-name="L25">
        <text:list-item>
          <text:p text:style-name="P67">Aplicação da Figura 16.6 (Desenvolvimento de Linha de Produto) </text:p>
          <text:p text:style-name="P71">Esse processo é usado por empresas que vendem produtos similares para clientes diferentes. Elas mantêm uma "arquitetura comum e componentes compartilhados" (a Linha de Produto) e criam variações dela.</text:p>
        </text:list-item>
      </text:list>
      <text:list text:style-name="L27">
        <text:list-item>
          <text:list>
            <text:list-item>
              <text:p text:style-name="P72"><text:span text:style-name="T4">Como funciona:</text:span> Um novo cliente (ex: um serviço de ambulâncias) pede um sistema de despacho. A empresa já tem um sistema de despacho para a polícia. A equipe usa o sistema da polícia como "instância de sistema mais próximo".</text:p>
            </text:list-item>
            <text:list-item>
              <text:p text:style-name="P72"><text:span text:style-name="T4">O Ponto-Chave:</text:span> O cliente (ambulância) diz: "Preciso de um campo para 'tipo sanguíneo' do paciente". A equipe então <text:span text:style-name="T4">entra no código</text:span> do sistema da polícia e o <text:span text:style-name="T4">"adapta"</text:span>, adicionando o novo campo e removendo funções específicas da polícia.</text:p>
            </text:list-item>
            <text:list-item>
              <text:p text:style-name="P73"><text:span text:style-name="T4">Resultado:</text:span> O "desenvolvimento" é uma <text:span text:style-name="T4">modificação direta</text:span> do sistema base mais próximo, resultando em uma nova instância (Produto B) que ainda compartilha o núcleo do Produto A. </text:p>
            </text:list-item>
          </text:list>
        </text:list-item>
      </text:list>
      <text:p text:style-name="P74"/>
      <text:p text:style-name="P75">⚙️⚙️⚙️⚙️⚙️⚙️⚙️⚙️⚙️⚙️⚙️⚙️⚙️⚙️⚙️⚙️⚙️⚙️⚙️⚙️⚙️⚙️⚙️⚙️⚙️⚙️⚙️</text:p>
      <text:p text:style-name="P75"/>
      <text:p text:style-name="P76"><text:span text:style-name="T1">Atividade 3</text:span><text:span text:style-name="T20">(Capítulo 20: Software embutido)</text:span>:</text:p>
      <text:p text:style-name="P76"/>
      <text:list xml:id="list1631615143" text:style-name="L28">
        <text:list-item>
          <text:p text:style-name="P77">Sistema de Irrigação Automática (Baseado em Estados) </text:p>
        </text:list-item>
      </text:list>
      <text:p text:style-name="P78">Sistema de Irrigação Automática (Baseado em Estados)</text:p>
      <text:p text:style-name="P78">Usando a abordagem baseada em estados, modele o funcionamento de um sistema embarcado responsável pela irrigação automática de um jardim residencial. O sistema deve acionar o irrigador conforme a umidade do solo e exibir no painel o status do sistema (“em irrigação”, “solo úmido”, “falha de sensor”). Se o reservatório de água estiver vazio, o sistema deve suspender a irrigação e emitir um alerta sonoro.</text:p>
      <text:p text:style-name="P79">A modelagem baseada em estados é usada para descrever sistemas que reagem a eventos, fazendo com que o sistema mude de um estado para outro. Para o sistema de irrigação, podemos definir os seguintes estados e transições (similar ao modelo da bomba de gasolina ): </text:p>
      <text:list text:style-name="L29">
        <text:list-item>
          <text:list>
            <text:list-item>
              <text:p text:style-name="P80"><text:span text:style-name="T1">Estado 1: Esperando</text:span> </text:p>
              <text:list>
                <text:list-item>
                  <text:p text:style-name="P80"><text:span text:style-name="T4">Ação:</text:span> O sistema monitora o sensor de umidade. </text:p>
                </text:list-item>
                <text:list-item>
                  <text:p text:style-name="P80"><text:span text:style-name="T4">Painel:</text:span> "Solo Úmido". </text:p>
                </text:list-item>
                <text:list-item>
                  <text:p text:style-name="P80"><text:soft-page-break/><text:span text:style-name="T1">Transição</text:span>: Se o <text:span text:style-name="T1">Estímulo: Sensor de umidade indica "seco"</text:span> for recebido, o sistema transita para <text:span text:style-name="T1">Verificando Reservatório</text:span>.</text:p>
                </text:list-item>
              </text:list>
            </text:list-item>
            <text:list-item>
              <text:p text:style-name="P80"><text:span text:style-name="T1">Estado 2: Verificando Reservatório</text:span> </text:p>
              <text:list>
                <text:list-item>
                  <text:p text:style-name="P80"><text:span text:style-name="T4">Ação:</text:span> O sistema lê o sensor de nível do reservatório. </text:p>
                </text:list-item>
                <text:list-item>
                  <text:p text:style-name="P80"><text:span text:style-name="T4">Painel:</text:span> (nenhuma mudança) </text:p>
                </text:list-item>
                <text:list-item>
                  <text:p text:style-name="P80"><text:span text:style-name="T1">Transição 1</text:span>: Se o Estímulo: Sensor de nível indica "OK" for recebido, transita para Irrigando.</text:p>
                </text:list-item>
                <text:list-item>
                  <text:p text:style-name="P80"><text:span text:style-name="T1">Transição 2</text:span>: Se o Estímulo: <text:span text:style-name="T1">Sensor de nível indica "Vazio"</text:span> for recebido, transita para <text:span text:style-name="T1">Alerta (Reservatório Vazio)</text:span>.</text:p>
                </text:list-item>
              </text:list>
            </text:list-item>
            <text:list-item>
              <text:p text:style-name="P80"><text:span text:style-name="T1">Estado 3: Irrigando</text:span> </text:p>
              <text:list>
                <text:list-item>
                  <text:p text:style-name="P80"><text:span text:style-name="T4">Ação:</text:span> O sistema aciona o atuador da válvula de água. </text:p>
                </text:list-item>
                <text:list-item>
                  <text:p text:style-name="P80"><text:span text:style-name="T4">Painel:</text:span> "Em Irrigação". </text:p>
                </text:list-item>
                <text:list-item>
                  <text:p text:style-name="P80"><text:span text:style-name="T1">Transição 1</text:span>: Se o Estímulo: <text:span text:style-name="T1">Sensor de umidade indica "úmido"</text:span> for recebido, transita para <text:span text:style-name="T1">Esperando</text:span>.</text:p>
                </text:list-item>
                <text:list-item>
                  <text:p text:style-name="P80"><text:span text:style-name="T1">Transição 2</text:span>: Se o <text:span text:style-name="T1">Estímulo: Sensor de nível indica "Vazio"</text:span> for recebido (verificação de segurança contínua), transita para <text:span text:style-name="T1">Alerta (Reservatório Vazio)</text:span>.</text:p>
                </text:list-item>
              </text:list>
            </text:list-item>
            <text:list-item>
              <text:p text:style-name="P80"><text:span text:style-name="T1">Estado 4: Alerta (Reservatório Vazio)</text:span> </text:p>
              <text:list>
                <text:list-item>
                  <text:p text:style-name="P80"><text:span text:style-name="T4">Ação:</text:span> O sistema garante que a válvula de água esteja fechada e aciona um atuador de alerta sonoro. </text:p>
                </text:list-item>
                <text:list-item>
                  <text:p text:style-name="P80"><text:span text:style-name="T4">Painel:</text:span> "Solo Úmido" (ou "Seco") e "Reservatório Vazio" (piscando). </text:p>
                </text:list-item>
                <text:list-item>
                  <text:p text:style-name="P80"><text:span text:style-name="T1">Transição</text:span>: Se o <text:span text:style-name="T1">Estímulo: Sensor de nível indica "OK"</text:span> (reservatório reabastecido), transita para <text:span text:style-name="T1">Esperando</text:span>.</text:p>
                </text:list-item>
              </text:list>
            </text:list-item>
            <text:list-item>
              <text:p text:style-name="P80"><text:span text:style-name="T1">Estado 5: Falha</text:span> </text:p>
              <text:list>
                <text:list-item>
                  <text:p text:style-name="P80"><text:span text:style-name="T4">Ação:</text:span> O sistema desliga a irrigação (modo de segurança) e aciona um alerta. </text:p>
                </text:list-item>
                <text:list-item>
                  <text:p text:style-name="P80"><text:span text:style-name="T4">Painel:</text:span> "Falha de Sensor". </text:p>
                </text:list-item>
                <text:list-item>
                  <text:p text:style-name="P80"><text:span text:style-name="T1">Transição (Global)</text:span>: Se em qualquer estado for recebido um <text:span text:style-name="T1">Estímulo: Leitura inválida do sensor</text:span>, o sistema transita para <text:span text:style-name="T1">Falha</text:span>.</text:p>
                </text:list-item>
              </text:list>
              <text:p text:style-name="P80"/>
            </text:list-item>
          </text:list>
        </text:list-item>
      </text:list>
      <text:list text:continue-list="list1631615143" text:style-name="L28">
        <text:list-item>
          <text:p text:style-name="P81">Sistema de Controle de Iluminação (Padrão Controle de Ambiente)</text:p>
        </text:list-item>
      </text:list>
      <text:p text:style-name="P82"/>
      <text:p text:style-name="P83">Sistema de Controle de Iluminação de Escritório (Padrão Controle de Ambiente)</text:p>
      <text:p text:style-name="P83"/>
      <text:p text:style-name="P84">Mostre como o padrão Controle de Ambiente pode ser usado como base para o projeto de um sistema que controla automaticamente a iluminação em um escritório inteligente. Quando a luminosidade ambiente fica abaixo de um nível mínimo configurado, as luzes <text:soft-page-break/>devem ser acesas; quando o nível de iluminação natural é suficiente, as luzes devem ser apagadas. O sistema deve permitir ajuste manual e registrar o consumo de energia.</text:p>
      <text:list xml:id="list165135220146485" text:continue-numbering="true" text:style-name="L28">
        <text:list-header>
          <text:p text:style-name="P85">O padrão <text:span text:style-name="T4">Controle de Ambiente</text:span> é usado quando um sistema tem <text:span text:style-name="T4">sensores</text:span> que fornecem informações sobre o ambiente e <text:span text:style-name="T4">atuadores</text:span> capazes de alterar esse ambiente. Em resposta às mudanças detectadas pelos sensores, sinais de controle são enviados aos atuadores.</text:p>
          <text:p text:style-name="P85">Aplicando ao sistema de iluminação do escritório: </text:p>
        </text:list-header>
      </text:list>
      <text:list text:style-name="L30">
        <text:list-item>
          <text:list>
            <text:list-item>
              <text:p text:style-name="P86"><text:span text:style-name="T1">Sensores (Entradas)</text:span>: </text:p>
              <text:list>
                <text:list-item>
                  <text:p text:style-name="P86"><text:span text:style-name="T4">Sensor de Luminosidade (Estímulo Periódico):</text:span> Fornece informações contínuas sobre o nível de luz natural no ambiente. </text:p>
                </text:list-item>
                <text:list-item>
                  <text:p text:style-name="P87"><text:span text:style-name="T4">Sensor de Ajuste Manual (Estímulo Aperiódico):</text:span> Um interruptor ou dimmer que o usuário pode operar, enviando um estímulo imprevisível (uma interrupção) para o sistema.</text:p>
                </text:list-item>
              </text:list>
            </text:list-item>
            <text:list-item>
              <text:p text:style-name="P88">Atuadores (Respostas)</text:p>
              <text:list>
                <text:list-item>
                  <text:p text:style-name="P87"><text:span text:style-name="T4">Controlador de Iluminação (Lâmpadas/Dimmers):</text:span> O componente de hardware que recebe o sinal de controle do software e altera fisicamente o ambiente, acendendo, apagando ou ajustando a intensidade das luzes.</text:p>
                  <text:p text:style-name="P87"/>
                </text:list-item>
              </text:list>
            </text:list-item>
            <text:list-item>
              <text:p text:style-name="P88">Lógica de Controle (Processamento): </text:p>
              <text:list>
                <text:list-item>
                  <text:p text:style-name="P86">O software embutido recebe o estímulo do "Sensor de Luminosidade". </text:p>
                </text:list-item>
                <text:list-item>
                  <text:p text:style-name="P86"><text:span text:style-name="T1">Regra 1</text:span>: Se <text:span text:style-name="T1">Luminosidade &lt; Nível Mínimo</text:span>, o sistema envia uma resposta (sinal de controle) para o "Atuador de Iluminação" acender as luzes.</text:p>
                </text:list-item>
                <text:list-item>
                  <text:p text:style-name="P86"><text:span text:style-name="T1">Regra 2</text:span>: Se <text:span text:style-name="T1">Luminosidade &gt; Nível Mínimo</text:span>, o sistema envia uma resposta para o "Atuador de Iluminação" apagar as luzes.</text:p>
                </text:list-item>
                <text:list-item>
                  <text:p text:style-name="P86"><text:span text:style-name="T4">Regra 3 (Ajuste Manual):</text:span> Um estímulo do "Sensor Manual" (ex: usuário apaga a luz) tem prioridade sobre a Regra 1 por um tempo determinado (ex: 1 hora). </text:p>
                </text:list-item>
                <text:list-item>
                  <text:p text:style-name="P86"><text:span text:style-name="T4">Registro de Consumo:</text:span> O software registra o tempo que o "Atuador de Iluminação" ficou ativo (ligado) e calcula o consumo. </text:p>
                </text:list-item>
              </text:list>
            </text:list-item>
          </text:list>
        </text:list-item>
      </text:list>
      <text:list text:continue-list="list165135220146485" text:style-name="L28">
        <text:list-item>
          <text:p text:style-name="P89">Sistema de Monitoramento de Frota (Estímulo e Resposta)</text:p>
        </text:list-item>
      </text:list>
      <text:p text:style-name="P90">Sistema de Monitoramento de Frota (Estímulo e Resposta)</text:p>
      <text:p text:style-name="P90"/>
      <text:p text:style-name="P91">Um sistema de controle embarcado em veículos de transporte público deve monitorar a posição e a velocidade de cada veículo. O sistema aciona alertas em caso de velocidade acima do limite permitido ou quando o veículo sai da rota programada. Identifique os estímulos que o sistema deve processar (por exemplo, dados do GPS, sensores de velocidade, comandos do motorista) e descreva as respostas associadas a cada estímulo (alertas, registro de evento, limitação do motor).</text:p>
      <text:list text:continue-numbering="true" text:style-name="L28">
        <text:list-header>
          <text:p text:style-name="P92">Este sistema usa um modelo de estímulo-resposta , onde um estímulo (evento) causa uma reação (resposta) do sistema. O comportamento pode ser definido em uma tabela, assim como no exemplo do alarme contra roubo:</text:p>
        </text:list-header>
      </text:list>
      <text:p text:style-name="P93"/>
      <text:p text:style-name="P94"/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63">Estímulo (Sensor) </text:p>
          </table:table-cell>
          <table:table-cell table:style-name="Table2.B1" office:value-type="string">
            <text:p text:style-name="P63">Resposta (Atuador/Ação) </text:p>
          </table:table-cell>
        </table:table-row>
        <table:table-row>
          <table:table-cell table:style-name="Table2.A2" office:value-type="string">
            <text:p text:style-name="P64">1. Leitura de GPS indica <text:span text:style-name="T4">posição fora da rota</text:span> programada. </text:p>
          </table:table-cell>
          <table:table-cell table:style-name="Table2.B2" office:value-type="string">
            <text:list text:style-name="L31">
              <text:list-item>
                <text:p text:style-name="P95">Iniciar alerta visual no painel do motorista. </text:p>
              </text:list-item>
              <text:list-item>
                <text:p text:style-name="P95">Registrar evento (posição, hora) no log do sistema. </text:p>
              </text:list-item>
              <text:list-item>
                <text:p text:style-name="P95">Enviar notificação para a central de monitoramento. </text:p>
              </text:list-item>
            </text:list>
          </table:table-cell>
        </table:table-row>
        <table:table-row>
          <table:table-cell table:style-name="Table2.A2" office:value-type="string">
            <text:p text:style-name="P64">2. Leitura do Sensor de Velocidade indica <text:span text:style-name="T4">velocidade &gt; limite permitido</text:span>. </text:p>
          </table:table-cell>
          <table:table-cell table:style-name="Table2.B2" office:value-type="string">
            <text:list text:style-name="L32">
              <text:list-item>
                <text:p text:style-name="P96">Iniciar alerta sonoro e visual no painel do motorista. </text:p>
              </text:list-item>
              <text:list-item>
                <text:p text:style-name="P96">Registrar evento (velocidade, limite, posição) no log. </text:p>
              </text:list-item>
              <text:list-item>
                <text:p text:style-name="P96">(Se permitido por hardware) Enviar sinal ao atuador de "limitação do motor" para reduzir gradualmente a velocidade. </text:p>
              </text:list-item>
            </text:list>
          </table:table-cell>
        </table:table-row>
        <table:table-row>
          <table:table-cell table:style-name="Table2.A2" office:value-type="string">
            <text:p text:style-name="P4">3. Leitura periódica de GPS e Velocidade (Estímulo Periódico ).</text:p>
            <text:p text:style-name="P64"/>
          </table:table-cell>
          <table:table-cell table:style-name="Table2.B2" office:value-type="string">
            <text:list text:style-name="L33">
              <text:list-item>
                <text:p text:style-name="P97">Enviar dados (posição, velocidade) para a central de monitoramento (operação normal). </text:p>
              </text:list-item>
            </text:list>
          </table:table-cell>
        </table:table-row>
        <table:table-row>
          <table:table-cell table:style-name="Table2.A2" office:value-type="string">
            <text:p text:style-name="P4">4. Comando do motorista (ex: botão de pânico) (Estímulo Aperiódico ).</text:p>
            <text:p text:style-name="P64"/>
          </table:table-cell>
          <table:table-cell table:style-name="Table2.B2" office:value-type="string">
            <text:list text:style-name="L34">
              <text:list-item>
                <text:p text:style-name="P98">Iniciar alerta sonoro e visual no painel. </text:p>
              </text:list-item>
              <text:list-item>
                <text:p text:style-name="P98">Enviar alerta de emergência prioritário para a central com a localização exata. </text:p>
              </text:list-item>
            </text:list>
          </table:table-cell>
        </table:table-row>
        <table:table-row>
          <table:table-cell table:style-name="Table2.A2" office:value-type="string">
            <text:p text:style-name="P64">5. Falha no sensor de GPS ou Velocidade. </text:p>
          </table:table-cell>
          <table:table-cell table:style-name="Table2.B2" office:value-type="string">
            <text:list text:style-name="L35">
              <text:list-item>
                <text:p text:style-name="P99">Iniciar alerta visual no painel ("Falha de Monitoramento"). </text:p>
              </text:list-item>
              <text:list-item>
                <text:p text:style-name="P99">Registrar evento de falha no log. </text:p>
              </text:list-item>
              <text:list-item>
                <text:p text:style-name="P99">Enviar notificação de falha para a central. </text:p>
              </text:list-item>
            </text:list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8:17:36.736992400</meta:creation-date>
    <dc:date>2025-11-15T16:51:34.482908900</dc:date>
    <meta:editing-duration>PT1H13M50S</meta:editing-duration>
    <meta:editing-cycles>83</meta:editing-cycles>
    <meta:generator>LibreOffice/25.2.6.2$Windows_X86_64 LibreOffice_project/729c5bfe710f5eb71ed3bbde9e06a6065e9c6c5d</meta:generator>
    <meta:print-date>2025-11-15T15:38:57.243814900</meta:print-date>
    <meta:printed-by>PDF files</meta:printed-by>
    <meta:document-statistic meta:table-count="2" meta:image-count="0" meta:object-count="0" meta:page-count="12" meta:paragraph-count="211" meta:word-count="3445" meta:character-count="22809" meta:non-whitespace-character-count="19593"/>
  </office:meta>
</office:document-meta>
</file>